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bold" officeooo:paragraph-rsid="000cf2e8" style:font-size-asian="10.5pt" style:font-weight-asian="bold" style:font-size-complex="12pt" style:font-weight-complex="bold"/>
    </style:style>
    <style:style style:name="P2" style:family="paragraph" style:parent-style-name="Standard">
      <style:text-properties officeooo:rsid="000b548b" officeooo:paragraph-rsid="000cf2e8"/>
    </style:style>
    <style:style style:name="P3" style:family="paragraph" style:parent-style-name="Standard" style:list-style-name="L1">
      <style:text-properties officeooo:rsid="000b548b" officeooo:paragraph-rsid="000cf2e8"/>
    </style:style>
    <style:style style:name="P4" style:family="paragraph" style:parent-style-name="Standard" style:list-style-name="L1">
      <style:text-properties officeooo:rsid="00222e57" officeooo:paragraph-rsid="000cf2e8"/>
    </style:style>
    <style:style style:name="P5" style:family="paragraph" style:parent-style-name="Standard">
      <style:text-properties officeooo:rsid="00222e57" officeooo:paragraph-rsid="000cf2e8"/>
    </style:style>
    <style:style style:name="P6" style:family="paragraph" style:parent-style-name="Standard">
      <style:paragraph-properties fo:text-align="start" style:justify-single-word="false"/>
      <style:text-properties fo:font-size="12pt" fo:font-weight="normal" officeooo:rsid="000b548b" officeooo:paragraph-rsid="000cf2e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fad4c" officeooo:paragraph-rsid="000cf2e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officeooo:rsid="000fad4c" officeooo:paragraph-rsid="000cf2e8" style:font-size-asian="10.5pt" style:font-weight-asian="bold" style:font-size-complex="12pt" style:font-weight-complex="bold"/>
    </style:style>
    <style:style style:name="P9" style:family="paragraph" style:parent-style-name="Standard">
      <style:paragraph-properties fo:text-align="center" style:justify-single-word="false"/>
      <style:text-properties fo:font-weight="bold" officeooo:rsid="00222e57" officeooo:paragraph-rsid="000dccb9" style:font-weight-asian="bold" style:font-weight-complex="bold"/>
    </style:style>
    <style:style style:name="T1" style:family="text">
      <style:text-properties officeooo:rsid="000b548b"/>
    </style:style>
    <style:style style:name="T2" style:family="text">
      <style:text-properties officeooo:rsid="000fad4c"/>
    </style:style>
    <style:style style:name="T3" style:family="text">
      <style:text-properties fo:font-weight="bold" officeooo:rsid="000b548b" style:font-weight-asian="bold" style:font-weight-complex="bold"/>
    </style:style>
    <style:style style:name="T4" style:family="text">
      <style:text-properties fo:font-weight="bold" officeooo:rsid="000fad4c" style:font-weight-asian="bold" style:font-weight-complex="bold"/>
    </style:style>
    <style:style style:name="T5" style:family="text">
      <style:text-properties officeooo:rsid="000cf2e8"/>
    </style:style>
    <style:style style:name="T6" style:family="text">
      <style:text-properties officeooo:rsid="0009c369"/>
    </style:style>
    <style:style style:name="T7" style:family="text">
      <style:text-properties officeooo:rsid="001b12bc"/>
    </style:style>
    <style:style style:name="T8" style:family="text">
      <style:text-properties fo:font-size="12pt" officeooo:rsid="001b12bc" style:font-size-asian="10.5pt" style:font-size-complex="12pt"/>
    </style:style>
    <style:style style:name="T9" style:family="text">
      <style:text-properties fo:font-size="12pt" officeooo:rsid="000dccb9" style:font-size-asian="10.5pt" style:font-size-complex="12pt"/>
    </style:style>
    <style:style style:name="T10" style:family="text">
      <style:text-properties officeooo:rsid="000dccb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Sequential</text:span><text:span text:style-name="T2">-S</text:span><text:span text:style-name="T1">earch </text:span><text:span text:style-name="T5">S</text:span><text:span text:style-name="T1">ymbol </text:span><text:span text:style-name="T5">T</text:span><text:span text:style-name="T1">able</text:span><text:span text:style-name="T6"> –</text:span><text:span text:style-name="T5"> </text:span><text:a xlink:type="simple" xlink:href="../Eclipse%20Java%20WorkSpace/Symbol%20Tables/src/SequentialSearchST.java"><text:span text:style-name="T10">I</text:span></text:a><text:a xlink:type="simple" xlink:href="../Eclipse%20Java%20WorkSpace/Symbol%20Tables/src/SequentialSearchST.java"><text:span text:style-name="T9">mplementation</text:span></text:a></text:p>
      <text:p text:style-name="P5"><text:span text:style-name="T1"/></text:p>
      <text:list xml:id="list1235327316" text:style-name="L1">
        <text:list-item>
          <text:p text:style-name="P4"><text:span text:style-name="T1">Implemented as an </text:span><text:span text:style-name="T3">unordered </text:span><text:span text:style-name="T4">linked</text:span><text:span text:style-name="T3"> list</text:span><text:span text:style-name="T1">.</text:span></text:p>
        </text:list-item>
        <text:list-item>
          <text:p text:style-name="P3">Search is done by sequentially scanning the list and has a worst case complexity of O(N) for a table with N elements.</text:p>
        </text:list-item>
        <text:list-item>
          <text:p text:style-name="P3">Insertion is not simply inserting the key into the list in the first or last position. A scan of the list must first be made to ensure that the a duplicate does not exist. Thus insertion also has a worst case complexity of O(N) for a table with N elements.</text:p>
        </text:list-item>
      </text:list>
      <text:p text:style-name="P1"/>
      <text:p text:style-name="P1">Why is an array not used instead of a linked list in a sequential search implementation?</text:p>
      <text:p text:style-name="P6">The delete operation would be inefficient as it would require a lot of data movement.</text:p>
      <text:p text:style-name="P2"/>
      <text:p text:style-name="P8">Why isn't the sequential-search symbol table implemented as an ordered list?</text:p>
      <text:p text:style-name="P7">Implementation as an ordered list would result in the insertion operation resulting in movement of data. Also it wouldn't improve the efficiency of the either the search operation or the delete oper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S PMincho" style:font-size-asian="10.5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4T08:56:40.96</meta:creation-date>
    <dc:date>2013-04-26T06:58:56</dc:date>
    <meta:editing-duration>PT8S</meta:editing-duration>
    <meta:editing-cycles>3</meta:editing-cycles>
    <meta:generator>LibreOffice/3.6$Linux_x86 LibreOffice_project/360m1$Build-2</meta:generator>
    <dc:creator>Kempa </dc:creator>
    <meta:document-statistic meta:table-count="0" meta:image-count="0" meta:object-count="0" meta:page-count="1" meta:paragraph-count="8" meta:word-count="160" meta:character-count="916" meta:non-whitespace-character-count="767"/>
  </office:meta>
</office:document-meta>
</file>